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D0000009B8A08977AB379851D.png" manifest:media-type="image/png"/>
  <manifest:file-entry manifest:full-path="Pictures/1000020100000C80000004B0E37CA21099BEA5D6.png" manifest:media-type="image/png"/>
  <manifest:file-entry manifest:full-path="Pictures/100000000000019200000179BDD25B984CBEA2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ffffff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5.84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2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5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64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4.23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76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23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16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Calibri" fo:font-size="25pt" style:font-name-asian="Calibri" style:font-size-asian="25pt" style:font-size-complex="25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6.631cm" svg:y1="8.08cm" svg:x2="21.358cm" svg:y2="8.08cm">
          <text:p/>
        </draw:line>
        <draw:frame draw:style-name="gr2" draw:text-style-name="P4" draw:layer="layout" svg:width="6.348cm" svg:height="1.542cm" svg:x="15.283cm" svg:y="8.334cm">
          <draw:text-box>
            <text:p text:style-name="P2"><text:span text:style-name="T1">Ming-Lun “Allen” Chou</text:span></text:p>
            <text:p text:style-name="P3"><text:span text:style-name="T1">周明倫</text:span></text:p>
          </draw:text-box>
        </draw:frame>
        <draw:frame draw:style-name="gr3" draw:text-style-name="P5" draw:layer="layout" svg:width="11.934cm" svg:height="2.152cm" svg:x="6.347cm" svg:y="5.74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4" draw:text-style-name="P6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9.906cm" svg:height="2.513cm" svg:x="1.524cm" svg:y="1.524cm">
          <draw:text-box>
            <text:p text:style-name="P8"><text:span text:style-name="T3">約束</text:span></text:p>
            <text:p text:style-name="P8"><text:span text:style-name="T3">Constraints</text:span></text:p>
          </draw:text-box>
        </draw:frame>
        <draw:frame draw:style-name="gr7" draw:text-style-name="P10" draw:layer="layout" svg:width="3.73cm" svg:height="1.871cm" svg:x="12.13cm" svg:y="5.73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10" xml:id="id1" draw:id="id1" draw:layer="layout" svg:width="3.429cm" svg:height="1.871cm" svg:x="4.064cm" svg:y="9.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10" xml:id="id2" draw:id="id2" draw:layer="layout" svg:width="3.56cm" svg:height="1.871cm" svg:x="12.192cm" svg:y="9.30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10" xml:id="id3" draw:id="id3" draw:layer="layout" svg:width="5.015cm" svg:height="4.269cm" svg:x="19.623cm" svg:y="8.54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8" draw:text-style-name="P9" draw:layer="layout" svg:width="11.176cm" svg:height="3.644cm" svg:x="1.524cm" svg:y="1.525cm">
          <draw:text-box>
            <text:p text:style-name="P8"><text:span text:style-name="T3">不等式約束</text:span></text:p>
            <text:p text:style-name="P8"><text:span text:style-name="T3">Inequality Constraints</text:span></text:p>
          </draw:text-box>
        </draw:frame>
        <draw:frame draw:style-name="gr7" draw:text-style-name="P10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0" xml:id="id4" draw:id="id4" draw:layer="layout" svg:width="3.73cm" svg:height="1.871cm" svg:x="7.8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10" xml:id="id5" draw:id="id5" draw:layer="layout" svg:width="3.73cm" svg:height="1.871cm" svg:x="16.3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11" xml:id="id6" draw:id="id6" draw:layer="layout" svg:width="1.349cm" svg:height="1.377cm" svg:x="5.963cm" svg:y="10.545cm">
          <draw:text-box>
            <text:p><text:span text:style-name="T4">若</text:span></text:p>
          </draw:text-box>
        </draw:frame>
        <draw:frame draw:style-name="gr10" draw:text-style-name="P11" xml:id="id7" draw:id="id7" draw:layer="layout" svg:width="3.042cm" svg:height="1.377cm" svg:x="12.238cm" svg:y="10.546cm">
          <draw:text-box>
            <text:p><text:span text:style-name="T4">則執行</text:span></text:p>
          </draw:text-box>
        </draw:frame>
        <draw:frame draw:style-name="gr11" draw:text-style-name="P11" draw:layer="layout" svg:width="0.972cm" svg:height="1.195cm" svg:x="15.792cm" svg:y="6.155cm">
          <draw:text-box>
            <text:p><text:span text:style-name="T4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位置約束</text:span><text:span text:style-name="T3">vs</text:span><text:span text:style-name="T3">速度約束</text:span></text:p>
            <text:p text:style-name="P8"><text:span text:style-name="T3">Position Constraints vs Velocity Constraints</text:span></text:p>
          </draw:text-box>
        </draw:frame>
        <draw:frame draw:style-name="gr7" draw:text-style-name="P10" xml:id="id8" draw:id="id8" draw:layer="layout" svg:width="3.73cm" svg:height="1.871cm" svg:x="8.228cm" svg:y="5.4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10" xml:id="id10" draw:id="id10" draw:layer="layout" svg:width="3.73cm" svg:height="1.9cm" svg:x="8.228cm" svg:y="10.4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0" xml:id="id9" draw:id="id9" draw:layer="layout" svg:width="3.207cm" svg:height="2.679cm" svg:x="15.26cm" svg:y="5.07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10" xml:id="id11" draw:id="id11" draw:layer="layout" svg:width="3.733cm" svg:height="3.017cm" svg:x="15.128cm" svg:y="10.02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範例：地面約束</text:span></text:p>
            <text:p text:style-name="P8"><text:span text:style-name="T3">Example: Ground Constraint</text:span></text:p>
          </draw:text-box>
        </draw:frame>
        <draw:frame draw:style-name="gr7" draw:text-style-name="P10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7" draw:text-style-name="P10" xml:id="id16" draw:id="id16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2" draw:text-style-name="P13" xml:id="id12" draw:id="id12" draw:layer="layout" svg:width="1.383cm" svg:height="1.132cm" svg:x="11.06cm" svg:y="5.942cm">
          <draw:text-box>
            <text:p><text:span text:style-name="T5">若</text:span></text:p>
          </draw:text-box>
        </draw:frame>
        <draw:frame draw:style-name="gr13" draw:text-style-name="P13" xml:id="id13" draw:id="id13" draw:layer="layout" svg:width="3.144cm" svg:height="1.132cm" svg:x="16.797cm" svg:y="5.898cm">
          <draw:text-box>
            <text:p><text:span text:style-name="T5">則執行</text:span></text:p>
          </draw:text-box>
        </draw:frame>
        <draw:frame draw:style-name="gr7" draw:text-style-name="P10" xml:id="id14" draw:id="id14" draw:layer="layout" svg:width="3.004cm" svg:height="1.558cm" svg:x="12.9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10" xml:id="id15" draw:id="id15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14"><text:span text:style-name="T3">範例：地面約束</text:span></text:p>
            <text:p text:style-name="P8"><text:span text:style-name="T3">Example: Ground Constraint</text:span></text:p>
          </draw:text-box>
        </draw:frame>
        <draw:frame draw:style-name="gr7" draw:text-style-name="P10" draw:layer="layout" svg:width="1.218cm" svg:height="1.558cm" svg:x="3.5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15" draw:layer="layout" svg:width="4.732cm" svg:height="1.424cm" svg:x="4.774cm" svg:y="5.143cm">
          <draw:text-box>
            <text:p xml:id="id17" text:id="id17"><text:span text:style-name="T6">=</text:span><text:span text:style-name="T6">位置誤差</text:span></text:p>
          </draw:text-box>
        </draw:frame>
        <draw:frame draw:style-name="gr7" draw:text-style-name="P10" xml:id="id18" draw:id="id18" draw:layer="layout" svg:width="1.086cm" svg:height="1.558cm" svg:x="6.6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5" xml:id="id19" draw:id="id19" draw:layer="layout" svg:width="3.677cm" svg:height="1.661cm" svg:x="3.343cm" svg:y="8.128cm">
          <draw:text-box>
            <text:p><text:span text:style-name="T6">用誤差</text:span></text:p>
          </draw:text-box>
        </draw:frame>
        <draw:frame draw:style-name="gr16" draw:text-style-name="P15" xml:id="id20" draw:id="id20" draw:layer="layout" svg:width="2.263cm" svg:height="1.424cm" svg:x="8.059cm" svg:y="8.128cm">
          <draw:text-box>
            <text:p><text:span text:style-name="T6">修正</text:span></text:p>
          </draw:text-box>
        </draw:frame>
        <draw:frame draw:style-name="gr7" draw:text-style-name="P10" xml:id="id21" draw:id="id21" draw:layer="layout" svg:width="1.394cm" svg:height="1.323cm" svg:x="10.7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7" draw:text-style-name="P10" xml:id="id22" draw:id="id22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7" draw:text-style-name="P10" xml:id="id23" draw:id="id23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7" draw:text-style-name="P16" xml:id="id24" draw:id="id24" draw:layer="layout" svg:width="1.912cm" svg:height="1.826cm" svg:x="7.648cm" svg:y="11.128cm">
          <draw:text-box>
            <text:p><text:span text:style-name="T7">→</text:span></text:p>
          </draw:text-box>
        </draw:frame>
        <draw:frame draw:style-name="gr7" draw:text-style-name="P10" xml:id="id25" draw:id="id25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7" draw:text-style-name="P16" xml:id="id26" draw:id="id26" draw:layer="layout" svg:width="1.912cm" svg:height="1.826cm" svg:x="16.848cm" svg:y="11.129cm">
          <draw:text-box>
            <text:p><text:span text:style-name="T7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14"><text:span text:style-name="T3">範例：地面約束</text:span></text:p>
            <text:p text:style-name="P8"><text:span text:style-name="T3">Example: Ground Constraint</text:span></text:p>
          </draw:text-box>
        </draw:frame>
        <draw:frame draw:style-name="gr7" draw:text-style-name="P10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8" draw:text-style-name="P10" xml:id="id27" draw:id="id27" draw:layer="layout" svg:width="10.636cm" svg:height="9.975cm" svg:x="12.478cm" svg:y="4.249cm">
          <draw:image xlink:href="Pictures/100000000000019200000179BDD25B984CBEA2A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通則化</text:span></text:p>
            <text:p text:style-name="P8"><text:span text:style-name="T3">Generalization</text:span></text:p>
          </draw:text-box>
        </draw:frame>
        <draw:frame draw:style-name="gr7" draw:text-style-name="P10" draw:layer="layout" svg:width="11.2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7" draw:text-style-name="P10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7" draw:text-style-name="P10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7" draw:text-style-name="P10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" draw:text-style-name="P10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9" draw:text-style-name="P15" draw:layer="layout" svg:width="6.674cm" svg:height="2.406cm" svg:x="4.216cm" svg:y="11.372cm">
          <draw:text-box>
            <text:p><text:span text:style-name="T6">賈可比矩陣</text:span></text:p>
            <text:p><text:span text:style-name="T6">Jacobian Matrix</text:span></text:p>
          </draw:text-box>
        </draw:frame>
        <draw:frame draw:style-name="gr20" draw:text-style-name="P15" draw:layer="layout" svg:width="0.748cm" svg:height="1.233cm" svg:x="3.716cm" svg:y="12cm">
          <draw:text-box>
            <text:p><text:span text:style-name="T6">:</text:span></text:p>
          </draw:text-box>
        </draw:frame>
        <draw:frame draw:style-name="gr20" draw:text-style-name="P15" draw:layer="layout" svg:width="0.748cm" svg:height="1.233cm" svg:x="12.398cm" svg:y="12cm">
          <draw:text-box>
            <text:p><text:span text:style-name="T6">:</text:span></text:p>
          </draw:text-box>
        </draw:frame>
        <draw:frame draw:style-name="gr21" draw:text-style-name="P15" draw:layer="layout" svg:width="6.179cm" svg:height="2.406cm" svg:x="12.899cm" svg:y="11.372cm">
          <draw:text-box>
            <text:p><text:span text:style-name="T6">速度矩陣</text:span></text:p>
            <text:p><text:span text:style-name="T6">Velocity Matrix</text:span></text:p>
          </draw:text-box>
        </draw:frame>
        <draw:frame draw:style-name="gr20" draw:text-style-name="P15" draw:layer="layout" svg:width="0.748cm" svg:height="1.233cm" svg:x="12.399cm" svg:y="12cm">
          <draw:text-box>
            <text:p><text:span text:style-name="T6">:</text:span></text:p>
          </draw:text-box>
        </draw:frame>
        <draw:frame draw:style-name="gr22" draw:text-style-name="P15" draw:layer="layout" svg:width="2.263cm" svg:height="2.406cm" svg:x="21.298cm" svg:y="11.372cm">
          <draw:text-box>
            <text:p><text:span text:style-name="T6">偏重</text:span></text:p>
            <text:p><text:span text:style-name="T6">Bias</text:span></text:p>
          </draw:text-box>
        </draw:frame>
        <draw:frame draw:style-name="gr20" draw:text-style-name="P15" draw:layer="layout" svg:width="0.748cm" svg:height="1.233cm" svg:x="20.798cm" svg:y="12cm">
          <draw:text-box>
            <text:p><text:span text:style-name="T6">:</text:span></text:p>
          </draw:text-box>
        </draw:frame>
        <draw:frame draw:style-name="gr20" draw:text-style-name="P15" draw:layer="layout" svg:width="0.748cm" svg:height="1.233cm" svg:x="20.799cm" svg:y="12cm">
          <draw:text-box>
            <text:p><text:span text:style-name="T6">: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14"><text:span text:style-name="T3">通則化</text:span></text:p>
            <text:p text:style-name="P8"><text:span text:style-name="T3">Generalization</text:span></text:p>
          </draw:text-box>
        </draw:frame>
        <draw:frame draw:style-name="gr7" draw:text-style-name="P10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7" draw:text-style-name="P10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7" draw:text-style-name="P10" xml:id="id28" draw:id="id28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7" draw:text-style-name="P10" xml:id="id29" draw:id="id29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14"><text:span text:style-name="T3">速度約束解析</text:span></text:p>
            <text:p text:style-name="P8"><text:span text:style-name="T3">Velocity Constraint Resolution</text:span></text:p>
          </draw:text-box>
        </draw:frame>
        <draw:frame draw:style-name="gr7" draw:text-style-name="P10" draw:layer="layout" svg:width="4.439cm" svg:height="1.168cm" svg:x="3.656cm" svg:y="3.9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7" draw:text-style-name="P10" xml:id="id31" draw:id="id31" draw:layer="layout" svg:width="0.2cm" svg:height="1.168cm" svg:x="3.656cm" svg:y="6.9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" draw:text-style-name="P10" xml:id="id30" draw:id="id30" draw:layer="layout" svg:width="5.664cm" svg:height="1.323cm" svg:x="3.656cm" svg:y="5.51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" draw:text-style-name="P10" xml:id="id32" draw:id="id32" draw:layer="layout" svg:width="2.47cm" svg:height="1.168cm" svg:x="3.656cm" svg:y="7.0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7" draw:text-style-name="P10" xml:id="id33" draw:id="id33" draw:layer="layout" svg:width="2.36cm" svg:height="1.168cm" svg:x="7.038cm" svg:y="7.08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7" draw:text-style-name="P10" xml:id="id38" draw:id="id38" draw:layer="layout" svg:width="5.017cm" svg:height="1.317cm" svg:x="3.556cm" svg:y="13.4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" draw:text-style-name="P10" xml:id="id34" draw:id="id34" draw:layer="layout" svg:width="7.909cm" svg:height="1.472cm" svg:x="3.556cm" svg:y="8.5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7" draw:text-style-name="P10" draw:layer="layout" svg:width="0.2cm" svg:height="1.168cm" svg:x="14.986cm" svg:y="7.4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7" draw:text-style-name="P10" xml:id="id39" draw:id="id39" draw:layer="layout" svg:width="7.826cm" svg:height="1.472cm" svg:x="14.78cm" svg:y="3.9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7" draw:text-style-name="P10" xml:id="id40" draw:id="id40" draw:layer="layout" svg:width="9.981cm" svg:height="1.472cm" svg:x="14.911cm" svg:y="5.7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23" draw:text-style-name="P1" xml:id="id41" draw:id="id41" draw:layer="layout" svg:width="5.841cm" svg:height="1.777cm" svg:x="8.636cm" svg:y="4.742cm" svg:viewBox="0 0 5842 1778" draw:points="0,0 5842,1778">
          <text:p/>
        </draw:polyline>
        <draw:frame draw:style-name="gr7" draw:text-style-name="P10" xml:id="id42" draw:id="id42" draw:layer="layout" svg:width="11.004cm" svg:height="1.472cm" svg:x="14.911cm" svg:y="7.7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7" draw:text-style-name="P10" xml:id="id43" draw:id="id43" draw:layer="layout" svg:width="6.827cm" svg:height="2.893cm" svg:x="16.51cm" svg:y="10.1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7" draw:text-style-name="P10" xml:id="id35" draw:id="id35" draw:layer="layout" svg:width="5.542cm" svg:height="2.679cm" svg:x="3.602cm" svg:y="10.4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4" draw:text-style-name="P15" xml:id="id36" draw:id="id36" draw:layer="layout" svg:width="5.248cm" svg:height="2.406cm" svg:x="9.738cm" svg:y="10.634cm">
          <draw:text-box>
            <text:p><text:span text:style-name="T6">質量矩陣</text:span></text:p>
            <text:p><text:span text:style-name="T6">Mass Matrix</text:span></text:p>
          </draw:text-box>
        </draw:frame>
        <draw:frame draw:style-name="gr20" draw:text-style-name="P15" xml:id="id37" draw:id="id37" draw:layer="layout" svg:width="0.748cm" svg:height="1.233cm" svg:x="9.258cm" svg:y="11.245cm">
          <draw:text-box>
            <text:p><text:span text:style-name="T6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14"><text:span text:style-name="T3">速度約束解析</text:span></text:p>
            <text:p text:style-name="P8"><text:span text:style-name="T3">Velocity Constraint Resolution</text:span></text:p>
          </draw:text-box>
        </draw:frame>
        <draw:frame draw:style-name="gr7" draw:text-style-name="P10" draw:layer="layout" svg:width="4.439cm" svg:height="1.168cm" svg:x="2.656cm" svg:y="4.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" draw:text-style-name="P10" xml:id="id44" draw:id="id44" draw:layer="layout" svg:width="10.483cm" svg:height="1.472cm" svg:x="2.604cm" svg:y="6.4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7" draw:text-style-name="P10" xml:id="id45" draw:id="id45" draw:layer="layout" svg:width="6.633cm" svg:height="2.893cm" svg:x="2.556cm" svg:y="8.7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7" draw:text-style-name="P10" xml:id="id46" draw:id="id46" draw:layer="layout" svg:width="8.08cm" svg:height="1.472cm" svg:x="14.859cm" svg:y="5.0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7" draw:text-style-name="P10" xml:id="id48" draw:id="id48" draw:layer="layout" svg:width="9.023cm" svg:height="1.345cm" svg:x="14.853cm" svg:y="10.6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5" draw:text-style-name="P15" xml:id="id47" draw:id="id47" draw:layer="layout" svg:width="8.859cm" svg:height="2.406cm" svg:x="14.732cm" svg:y="6.604cm">
          <draw:text-box>
            <text:p><text:span text:style-name="T6">有效質量矩陣</text:span></text:p>
            <text:p><text:span text:style-name="T6">Effective Mass Matrix</text:span></text:p>
          </draw:text-box>
        </draw:frame>
        <draw:frame draw:style-name="gr26" draw:text-style-name="P15" xml:id="id49" draw:id="id49" draw:layer="layout" svg:width="7.999cm" svg:height="2.406cm" svg:x="14.733cm" svg:y="12.038cm">
          <draw:text-box>
            <text:p><text:span text:style-name="T6">拉格朗日乘數</text:span></text:p>
            <text:p><text:span text:style-name="T6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範例：地面約束</text:span></text:p>
            <text:p text:style-name="P8"><text:span text:style-name="T3">Example: Ground Constraint</text:span></text:p>
          </draw:text-box>
        </draw:frame>
        <draw:frame draw:style-name="gr7" draw:text-style-name="P10" draw:layer="layout" svg:width="4.239cm" svg:height="1.168cm" svg:x="2.04cm" svg:y="4.8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7" draw:text-style-name="P10" xml:id="id50" draw:id="id50" draw:layer="layout" svg:width="5.342cm" svg:height="2.365cm" svg:x="2.04cm" svg:y="6.6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7" draw:text-style-name="P10" xml:id="id51" draw:id="id51" draw:layer="layout" svg:width="8.882cm" svg:height="3.017cm" svg:x="2.048cm" svg:y="9.3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7" draw:text-style-name="P10" xml:id="id52" draw:id="id52" draw:layer="layout" svg:width="4.284cm" svg:height="1.295cm" svg:x="12.524cm" svg:y="4.8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7" draw:text-style-name="P10" xml:id="id53" draw:id="id53" draw:layer="layout" svg:width="3.433cm" svg:height="2.365cm" svg:x="12.558cm" svg:y="6.6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7" draw:text-style-name="P10" xml:id="id54" draw:id="id54" draw:layer="layout" svg:width="14.469cm" svg:height="2.893cm" svg:x="12.524cm" svg:y="9.2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7" draw:text-style-name="P10" xml:id="id55" draw:id="id55" draw:layer="layout" svg:width="11.882cm" svg:height="2.369cm" svg:x="12.524cm" svg:y="12.4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7" draw:text-style-name="P17" draw:layer="layout" svg:width="13.97cm" svg:height="2.513cm" svg:x="1.524cm" svg:y="1.525cm">
          <draw:text-box>
            <text:p text:style-name="P14"><text:span text:style-name="T3">多重約束</text:span></text:p>
            <text:p text:style-name="P8"><text:span text:style-name="T3">Multiple Constraints</text:span></text:p>
          </draw:text-box>
        </draw:frame>
        <draw:frame draw:style-name="gr7" draw:text-style-name="P10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7" draw:text-style-name="P10" xml:id="id59" draw:id="id59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7" draw:text-style-name="P10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7" draw:text-style-name="P10" xml:id="id56" draw:id="id56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7" draw:text-style-name="P10" xml:id="id57" draw:id="id57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7" draw:text-style-name="P10" xml:id="id58" draw:id="id58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7" draw:text-style-name="P10" xml:id="id60" draw:id="id60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7" draw:text-style-name="P10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範例：點約束</text:span></text:p>
            <text:p text:style-name="P8"><text:span text:style-name="T3">Example: Point Constraint</text:span></text:p>
          </draw:text-box>
        </draw:frame>
        <draw:frame draw:style-name="gr7" draw:text-style-name="P10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7" draw:text-style-name="P10" xml:id="id61" draw:id="id61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7" draw:text-style-name="P10" xml:id="id62" draw:id="id62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7" draw:text-style-name="P10" xml:id="id63" draw:id="id63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7" draw:text-style-name="P10" xml:id="id64" draw:id="id64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範例：點約束</text:span></text:p>
            <text:p text:style-name="P8"><text:span text:style-name="T3">Example: Point Constraint</text:span></text:p>
          </draw:text-box>
        </draw:frame>
        <draw:frame draw:style-name="gr7" draw:text-style-name="P10" draw:layer="layout" svg:width="4.239cm" svg:height="1.168cm" svg:x="2.294cm" svg:y="4.8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7" draw:text-style-name="P10" draw:layer="layout" svg:width="4.644cm" svg:height="2.679cm" svg:x="2.367cm" svg:y="6.8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10" draw:layer="layout" svg:width="9.104cm" svg:height="3.017cm" svg:x="2.367cm" svg:y="10.4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7" draw:text-style-name="P10" xml:id="id65" draw:id="id65" draw:layer="layout" svg:width="12.113cm" svg:height="1.392cm" svg:x="13.354cm" svg:y="5.6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7" draw:text-style-name="P10" xml:id="id66" draw:id="id66" draw:layer="layout" svg:width="7.826cm" svg:height="1.472cm" svg:x="13.402cm" svg:y="8.0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7" draw:text-style-name="P10" xml:id="id67" draw:id="id67" draw:layer="layout" svg:width="12.848cm" svg:height="3.017cm" svg:x="13.402cm" svg:y="10.3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範例：點約束</text:span></text:p>
            <text:p text:style-name="P8"><text:span text:style-name="T3">Example: Point Constraint</text:span></text:p>
          </draw:text-box>
        </draw:frame>
        <draw:frame draw:style-name="gr7" draw:text-style-name="P10" xml:id="id68" draw:id="id68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8" draw:text-style-name="P10" xml:id="id69" draw:id="id69" draw:layer="layout" svg:width="16.431cm" svg:height="4.101cm" svg:x="6.229cm" svg:y="9.061cm">
          <draw:image xlink:href="Pictures/100000000000026D0000009B8A08977AB379851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旋轉</text:span><text:span text:style-name="T3">&amp;</text:span><text:span text:style-name="T3">轉動慣量</text:span></text:p>
            <text:p text:style-name="P8"><text:span text:style-name="T3">Rotation &amp; Moment of Inertia</text:span></text:p>
          </draw:text-box>
        </draw:frame>
        <draw:frame draw:style-name="gr7" draw:text-style-name="P10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7" draw:text-style-name="P10" xml:id="id70" draw:id="id70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7" draw:text-style-name="P10" xml:id="id73" draw:id="id73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7" draw:text-style-name="P10" xml:id="id72" draw:id="id72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line draw:style-name="gr23" draw:text-style-name="P1" xml:id="id71" draw:id="id71" draw:layer="layout" svg:x1="5.368cm" svg:y1="6.929cm" svg:x2="7.146cm" svg:y2="6.929cm">
          <text:p/>
        </draw:line>
        <draw:line draw:style-name="gr23" draw:text-style-name="P1" xml:id="id74" draw:id="id74" draw:layer="layout" svg:x1="5.47cm" svg:y1="11.762cm" svg:x2="7.248cm" svg:y2="11.762cm">
          <text:p/>
        </draw:line>
        <draw:frame draw:style-name="gr7" draw:text-style-name="P10" xml:id="id75" draw:id="id75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7" draw:text-style-name="P10" xml:id="id76" draw:id="id76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23" draw:text-style-name="P1" xml:id="id77" draw:id="id77" draw:layer="layout" svg:x1="18.034cm" svg:y1="6.858cm" svg:x2="19.812cm" svg:y2="6.858cm">
          <text:p/>
        </draw:line>
        <draw:frame draw:style-name="gr7" draw:text-style-name="P10" xml:id="id78" draw:id="id78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7" draw:text-style-name="P10" xml:id="id79" draw:id="id79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1-22T01:52:40.102000000</dc:date>
    <meta:editing-duration>PT4H42M48S</meta:editing-duration>
    <meta:editing-cycles>42</meta:editing-cycles>
    <meta:generator>LibreOffice/6.3.4.2$Windows_X86_64 LibreOffice_project/60da17e045e08f1793c57c00ba83cdfce946d0aa</meta:generator>
    <meta:document-statistic meta:object-count="187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1 # J_2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3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i>A</mi>
          </mrow>
        </mrow>
        <mi>λ</mi>
      </mrow>
    </mstyle>
    <annotation encoding="StarMath 5.0">color white
{
	V_2 = V_1 + A %lambda
}</annotation>
  </semantics>
</math>
</file>

<file path=Object 34/content.xml><?xml version="1.0" encoding="utf-8"?>
<math xmlns="http://www.w3.org/1998/Math/MathML" display="block">
  <semantics>
    <mstyle color="white">
      <mrow>
        <mi>A</mi>
        <mo stretchy="false">=</mo>
        <mi>?</mi>
      </mrow>
    </mstyle>
    <annotation encoding="StarMath 5.0">color white
{
	A = ?
}</annotation>
  </semantics>
</math>
</file>

<file path=Object 35/content.xml><?xml version="1.0" encoding="utf-8"?>
<math xmlns="http://www.w3.org/1998/Math/MathML" display="block">
  <semantics>
    <mstyle color="white">
      <mrow>
        <mi>λ</mi>
        <mo stretchy="false">=</mo>
        <mi>?</mi>
      </mrow>
    </mstyle>
    <annotation encoding="StarMath 5.0">color white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row>
            <mi>A</mi>
            <mo stretchy="false">=</mo>
            <msup>
              <mi>M</mi>
              <mrow>
                <mo stretchy="false">−</mo>
                <mn>1</mn>
              </mrow>
            </msup>
          </mrow>
          <msup>
            <mi>J</mi>
            <mi>T</mi>
          </msup>
        </mrow>
      </mstyle>
    </mstyle>
    <annotation encoding="StarMath 5.0">color yellow bold
{
	A = M^{-1}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yellow">
      <mstyle mathvariant="bold">
        <mrow>
          <mi mathvariant="normal">Δ</mi>
          <mrow>
            <mi>V</mi>
            <mo stretchy="false">=</mo>
            <mi>M</mi>
          </mrow>
          <msup>
            <mi>J</mi>
            <mi>T</mi>
          </msup>
          <mrow>
            <mi>λ</mi>
            <mo stretchy="false">=</mo>
            <mrow>
              <mrow>
                <mo stretchy="false">−</mo>
                <msub>
                  <mi>V</mi>
                  <mrow>
                    <mi>y</mi>
                    <mn>1</mn>
                  </mrow>
                </msub>
              </mrow>
              <mo stretchy="false">−</mo>
              <mfrac>
                <mi>β</mi>
                <mi>h</mi>
              </mfrac>
            </mrow>
          </mrow>
          <mi>y</mi>
        </mrow>
      </mstyle>
    </mstyle>
    <annotation encoding="StarMath 5.0">color yellow bold
{
	%DELTA V = M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